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1.844cm" fo:padding-top="0.177cm" fo:padding-bottom="0.177cm" fo:padding-left="0.302cm" fo:padding-right="0.302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14cm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1.844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49cm" fo:min-width="1.56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9cm" fo:min-width="1.547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086cm" fo:min-width="6.765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855cm" fo:min-width="0.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  <style:text-properties fo:font-size="10.8000001907349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 draw:opacity="0%"/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81cm" svg:height="1.143cm" svg:x="1.199cm" svg:y="6.557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1.281cm" svg:y="4.841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181cm" svg:height="1.143cm" svg:x="1.248cm" svg:y="3.108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1.254cm" svg:y="1.351cm">
          <text:p text:style-name="P1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2.34cm" svg:y1="3.108cm" svg:x2="2.304cm" svg:y2="2.494cm" draw:start-shape="id1" draw:start-glue-point="4" draw:end-shape="id2" draw:end-glue-point="2" svg:d="M2340 3108l-36-614" svg:viewBox="0 0 37 615">
          <text:p/>
        </draw:connector>
        <draw:connector draw:style-name="gr3" draw:text-style-name="P3" draw:layer="layout" draw:type="line" svg:x1="2.331cm" svg:y1="4.841cm" svg:x2="2.34cm" svg:y2="4.251cm" draw:start-shape="id3" draw:start-glue-point="0" draw:end-shape="id1" draw:end-glue-point="8" svg:d="M2331 4841l9-590" svg:viewBox="0 0 10 591">
          <text:p/>
        </draw:connector>
        <draw:connector draw:style-name="gr3" draw:text-style-name="P3" draw:layer="layout" draw:type="line" svg:x1="2.291cm" svg:y1="6.557cm" svg:x2="2.331cm" svg:y2="5.984cm" draw:start-shape="id4" draw:start-glue-point="4" draw:end-shape="id3" draw:end-glue-point="2" svg:d="M2291 6557l40-573" svg:viewBox="0 0 41 574">
          <text:p/>
        </draw:connector>
        <draw:custom-shape draw:style-name="gr4" draw:text-style-name="P2" xml:id="id5" draw:id="id5" draw:layer="layout" svg:width="2.448cm" svg:height="1.143cm" svg:x="5.152cm" svg:y="6.538cm">
          <text:p text:style-name="P1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5.152cm" svg:y1="7.109cm" svg:x2="3.381cm" svg:y2="7.129cm" draw:start-shape="id5" draw:end-shape="id4" draw:end-glue-point="6" svg:d="M5152 7109l-1771 20" svg:viewBox="0 0 1772 21">
          <text:p/>
        </draw:connector>
        <draw:g xml:id="id34" draw:id="id34">
          <draw:custom-shape draw:style-name="gr2" draw:text-style-name="P2" xml:id="id7" draw:id="id7" draw:layer="layout" svg:width="2.099cm" svg:height="1.143cm" svg:x="3.806cm" svg:y="1.608cm">
            <text:p text:style-name="P1"><text:span text:style-name="T1">Mains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1" draw:id="id11" draw:layer="layout" svg:width="2.099cm" svg:height="1.143cm" svg:x="8.606cm" svg:y="1.60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2.099cm" svg:height="1.143cm" svg:x="6.207cm" svg:y="1.60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xml:id="id6" draw:id="id6" draw:layer="layout" svg:width="2.081cm" svg:height="1.143cm" svg:x="3.825cm" svg:y="3.451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8" draw:id="id8" draw:layer="layout" svg:width="2.081cm" svg:height="1.143cm" svg:x="6.206cm" svg:y="3.451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0" draw:id="id10" draw:layer="layout" svg:width="2.081cm" svg:height="1.143cm" svg:x="8.625cm" svg:y="3.451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299cm" svg:height="3.4cm" svg:x="3.607cm" svg:y="1.35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4.867cm" svg:y1="3.451cm" svg:x2="4.856cm" svg:y2="2.751cm" draw:start-shape="id6" draw:start-glue-point="4" draw:end-shape="id7" svg:d="M4867 3451l-11-700" svg:viewBox="0 0 12 701">
            <text:p/>
          </draw:connector>
          <draw:connector draw:style-name="gr3" draw:text-style-name="P3" draw:layer="layout" draw:type="line" svg:x1="7.248cm" svg:y1="3.451cm" svg:x2="7.257cm" svg:y2="2.751cm" draw:start-shape="id8" draw:start-glue-point="4" draw:end-shape="id9" draw:end-glue-point="2" svg:d="M7248 3451l9-700" svg:viewBox="0 0 10 701">
            <text:p/>
          </draw:connector>
          <draw:connector draw:style-name="gr3" draw:text-style-name="P3" draw:layer="layout" draw:type="line" svg:x1="9.667cm" svg:y1="3.451cm" svg:x2="9.656cm" svg:y2="2.751cm" draw:start-shape="id10" draw:start-glue-point="4" draw:end-shape="id11" draw:end-glue-point="2" svg:d="M9667 3451l-11-700" svg:viewBox="0 0 12 701">
            <text:p/>
          </draw:connector>
        </draw:g>
        <draw:custom-shape draw:style-name="gr7" draw:text-style-name="P2" xml:id="id18" draw:id="id18" draw:layer="layout" svg:width="2.448cm" svg:height="1.143cm" svg:x="15.045cm" svg:y="6.557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19" draw:id="id19">
          <draw:custom-shape draw:style-name="gr2" draw:text-style-name="P2" xml:id="id13" draw:id="id13" draw:layer="layout" svg:width="2.099cm" svg:height="1.143cm" svg:x="12.799cm" svg:y="2.427cm">
            <text:p text:style-name="P1"><text:span text:style-name="T1">Roadwa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7" draw:id="id17" draw:layer="layout" svg:width="2.099cm" svg:height="1.143cm" svg:x="17.599cm" svg:y="2.4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5" draw:id="id15" draw:layer="layout" svg:width="2.099cm" svg:height="1.143cm" svg:x="15.2cm" svg:y="2.4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xml:id="id12" draw:id="id12" draw:layer="layout" svg:width="2.081cm" svg:height="1.143cm" svg:x="12.818cm" svg:y="4.27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4" draw:id="id14" draw:layer="layout" svg:width="2.081cm" svg:height="1.143cm" svg:x="15.199cm" svg:y="4.27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6" draw:id="id16" draw:layer="layout" svg:width="2.081cm" svg:height="1.143cm" svg:x="17.618cm" svg:y="4.27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299cm" svg:height="3.4cm" svg:x="12.6cm" svg:y="2.1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3.86cm" svg:y1="4.27cm" svg:x2="13.849cm" svg:y2="3.57cm" draw:start-shape="id12" draw:start-glue-point="4" draw:end-shape="id13" svg:d="M13860 4270l-11-700" svg:viewBox="0 0 12 701">
            <text:p/>
          </draw:connector>
          <draw:connector draw:style-name="gr3" draw:text-style-name="P3" draw:layer="layout" draw:type="line" svg:x1="16.241cm" svg:y1="4.27cm" svg:x2="16.25cm" svg:y2="3.57cm" draw:start-shape="id14" draw:start-glue-point="4" draw:end-shape="id15" draw:end-glue-point="2" svg:d="M16241 4270l9-700" svg:viewBox="0 0 10 701">
            <text:p/>
          </draw:connector>
          <draw:connector draw:style-name="gr3" draw:text-style-name="P3" draw:layer="layout" draw:type="line" svg:x1="18.66cm" svg:y1="4.27cm" svg:x2="18.649cm" svg:y2="3.57cm" draw:start-shape="id16" draw:start-glue-point="4" draw:end-shape="id17" draw:end-glue-point="2" svg:d="M18660 4270l-11-700" svg:viewBox="0 0 12 701">
            <text:p/>
          </draw:connector>
        </draw:g>
        <draw:connector draw:style-name="gr3" draw:text-style-name="P3" draw:layer="layout" draw:type="line" svg:x1="16.269cm" svg:y1="6.557cm" svg:x2="16.25cm" svg:y2="5.57cm" draw:start-shape="id18" draw:start-glue-point="0" draw:end-shape="id19" svg:d="M16269 6557l-19-987" svg:viewBox="0 0 20 988">
          <text:p/>
        </draw:connector>
        <draw:custom-shape draw:style-name="gr8" draw:text-style-name="P5" xml:id="id26" draw:id="id26" draw:layer="layout" svg:width="2.7cm" svg:height="2.1cm" svg:x="10cm" svg:y="6cm">
          <text:p text:style-name="P1"><text:span text:style-name="T2">Get Object</text:span></text:p>
          <text:p text:style-name="P1"><text:span text:style-name="T2">Abo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32" draw:id="id32" draw:layer="layout" svg:width="2.448cm" svg:height="1.143cm" svg:x="14.745cm" svg:y="14.057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35" draw:id="id35">
          <draw:custom-shape draw:style-name="gr10" draw:text-style-name="P2" xml:id="id21" draw:id="id21" draw:layer="layout" svg:width="2.099cm" svg:height="1.133cm" svg:x="16.698cm" svg:y="9.855cm">
            <text:p text:style-name="P1"><text:span text:style-name="T1">Roadwa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xml:id="id25" draw:id="id25" draw:layer="layout" svg:width="2.099cm" svg:height="1.133cm" svg:x="21.498cm" svg:y="9.855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xml:id="id23" draw:id="id23" draw:layer="layout" svg:width="2.099cm" svg:height="1.133cm" svg:x="19.099cm" svg:y="9.855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xml:id="id20" draw:id="id20" draw:layer="layout" svg:width="2.081cm" svg:height="1.133cm" svg:x="16.717cm" svg:y="11.681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xml:id="id22" draw:id="id22" draw:layer="layout" svg:width="2.081cm" svg:height="1.133cm" svg:x="19.098cm" svg:y="11.681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xml:id="id24" draw:id="id24" draw:layer="layout" svg:width="2.081cm" svg:height="1.133cm" svg:x="21.517cm" svg:y="11.681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7.299cm" svg:height="3.37cm" svg:x="16.499cm" svg:y="9.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7.759cm" svg:y1="11.681cm" svg:x2="17.748cm" svg:y2="10.988cm" draw:start-shape="id20" draw:start-glue-point="4" draw:end-shape="id21" svg:d="M17759 11681l-11-693" svg:viewBox="0 0 12 694">
            <text:p/>
          </draw:connector>
          <draw:connector draw:style-name="gr3" draw:text-style-name="P3" draw:layer="layout" draw:type="line" svg:x1="20.14cm" svg:y1="11.681cm" svg:x2="20.149cm" svg:y2="10.988cm" draw:start-shape="id22" draw:start-glue-point="4" draw:end-shape="id23" draw:end-glue-point="2" svg:d="M20140 11681l9-693" svg:viewBox="0 0 10 694">
            <text:p/>
          </draw:connector>
          <draw:connector draw:style-name="gr3" draw:text-style-name="P3" draw:layer="layout" draw:type="line" svg:x1="22.559cm" svg:y1="11.681cm" svg:x2="22.548cm" svg:y2="10.988cm" draw:start-shape="id24" draw:start-glue-point="4" draw:end-shape="id25" draw:end-glue-point="2" svg:d="M22559 11681l-11-693" svg:viewBox="0 0 12 694">
            <text:p/>
          </draw:connector>
        </draw:g>
        <draw:connector draw:style-name="gr3" draw:text-style-name="P3" draw:layer="layout" draw:type="line" svg:x1="7.6cm" svg:y1="7.109cm" svg:x2="10cm" svg:y2="7.05cm" draw:start-shape="id5" draw:start-glue-point="1" draw:end-shape="id26" draw:end-glue-point="5" svg:d="M7600 7109l2400-59" svg:viewBox="0 0 2401 60">
          <text:p/>
        </draw:connector>
        <draw:connector draw:style-name="gr3" draw:text-style-name="P3" draw:layer="layout" draw:type="line" svg:x1="12.7cm" svg:y1="7.05cm" svg:x2="15.045cm" svg:y2="7.128cm" draw:start-shape="id26" draw:start-glue-point="7" draw:end-shape="id18" draw:end-glue-point="3" svg:d="M12700 7050l2345 78" svg:viewBox="0 0 2346 79">
          <text:p/>
        </draw:connector>
        <draw:custom-shape draw:style-name="gr8" draw:text-style-name="P5" xml:id="id27" draw:id="id27" draw:layer="layout" svg:width="2.7cm" svg:height="2.1cm" svg:x="10.001cm" svg:y="8.301cm">
          <text:p text:style-name="P1"><text:span text:style-name="T2">Get Minimum</text:span></text:p>
          <text:p text:style-name="P1"><text:span text:style-name="T2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6.269cm" svg:y1="7.7cm" svg:x2="12.701cm" svg:y2="9.351cm" draw:start-shape="id18" draw:start-glue-point="2" draw:end-shape="id27" svg:d="M16269 7700v1651h-3568" svg:viewBox="0 0 3569 1652">
          <text:p/>
        </draw:connector>
        <draw:connector draw:style-name="gr3" draw:text-style-name="P3" draw:layer="layout" svg:x1="7.6cm" svg:y1="7.109cm" svg:x2="10.001cm" svg:y2="9.351cm" draw:start-shape="id5" draw:start-glue-point="1" draw:end-shape="id27" draw:end-glue-point="5" svg:d="M7600 7109h1227v2242h1174" svg:viewBox="0 0 2402 2243">
          <text:p/>
        </draw:connector>
        <draw:custom-shape draw:style-name="gr9" draw:text-style-name="P2" xml:id="id28" draw:id="id28" draw:layer="layout" svg:width="2.448cm" svg:height="1.143cm" svg:x="10.1cm" svg:y="11.1cm">
          <text:p text:style-name="P1"><text:span text:style-name="T1">D&lt;= 500mm 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1.351cm" svg:y1="10.401cm" svg:x2="11.324cm" svg:y2="11.1cm" draw:start-shape="id27" draw:start-glue-point="6" draw:end-shape="id28" draw:end-glue-point="0" svg:d="M11351 10401l-27 699" svg:viewBox="0 0 28 700">
          <text:p/>
        </draw:connector>
        <draw:custom-shape draw:style-name="gr8" draw:text-style-name="P5" xml:id="id33" draw:id="id33" draw:layer="layout" svg:width="2.7cm" svg:height="2.1cm" svg:x="10cm" svg:y="13.557cm">
          <text:p text:style-name="P1"><text:span text:style-name="T2">Get Object</text:span></text:p>
          <text:p text:style-name="P1"><text:span text:style-name="T2">Abo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29" draw:id="id29" draw:layer="layout" svg:width="2.7cm" svg:height="2.1cm" svg:x="10.001cm" svg:y="15.958cm">
          <text:p text:style-name="P1"><text:span text:style-name="T2">Get Minimum</text:span></text:p>
          <text:p text:style-name="P1"><text:span text:style-name="T2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30" draw:id="id30" draw:layer="layout" svg:width="2.448cm" svg:height="1.143cm" svg:x="10.1cm" svg:y="18.857cm">
          <text:p text:style-name="P1"><text:span text:style-name="T1">D&lt;= 1000mm 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1.351cm" svg:y1="18.058cm" svg:x2="11.324cm" svg:y2="18.857cm" draw:start-shape="id29" draw:start-glue-point="6" draw:end-shape="id30" draw:end-glue-point="0" svg:d="M11351 18058l-27 799" svg:viewBox="0 0 28 800">
          <text:p/>
        </draw:connector>
        <draw:connector draw:style-name="gr13" draw:text-style-name="P3" draw:layer="layout" svg:x1="6.376cm" svg:y1="7.681cm" svg:x2="6.376cm" svg:y2="14.038cm" draw:start-shape="id5" draw:start-glue-point="2" draw:end-shape="id31" svg:d="M6376 7681v6357" svg:viewBox="0 0 1 6358">
          <text:p/>
        </draw:connector>
        <draw:connector draw:style-name="gr3" draw:text-style-name="P3" draw:layer="layout" svg:x1="15.969cm" svg:y1="15.2cm" svg:x2="12.701cm" svg:y2="17.008cm" draw:start-shape="id32" draw:start-glue-point="2" draw:end-shape="id29" draw:end-glue-point="7" svg:d="M15969 15200v1808h-3268" svg:viewBox="0 0 3269 1809">
          <text:p/>
        </draw:connector>
        <draw:custom-shape draw:style-name="gr4" draw:text-style-name="P2" xml:id="id31" draw:id="id31" draw:layer="layout" svg:width="2.448cm" svg:height="1.143cm" svg:x="5.152cm" svg:y="14.038cm">
          <text:p text:style-name="P1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7.6cm" svg:y1="14.609cm" svg:x2="10cm" svg:y2="14.607cm" draw:start-shape="id31" draw:start-glue-point="1" draw:end-shape="id33" draw:end-glue-point="5" svg:d="M7600 14609l2400-2" svg:viewBox="0 0 2401 3">
          <text:p/>
        </draw:connector>
        <draw:connector draw:style-name="gr3" draw:text-style-name="P3" draw:layer="layout" draw:type="line" svg:x1="12.7cm" svg:y1="14.607cm" svg:x2="14.745cm" svg:y2="14.628cm" draw:start-shape="id33" draw:start-glue-point="7" draw:end-shape="id32" draw:end-glue-point="3" svg:d="M12700 14607l2045 21" svg:viewBox="0 0 2046 22">
          <text:p/>
        </draw:connector>
        <draw:connector draw:style-name="gr3" draw:text-style-name="P3" draw:layer="layout" svg:x1="6.376cm" svg:y1="15.181cm" svg:x2="10.001cm" svg:y2="17.008cm" draw:start-shape="id31" draw:start-glue-point="2" draw:end-shape="id29" svg:d="M6376 15181v1827h3625" svg:viewBox="0 0 3626 1828">
          <text:p/>
        </draw:connector>
        <draw:connector draw:style-name="gr3" draw:text-style-name="P3" draw:layer="layout" svg:x1="6.376cm" svg:y1="6.538cm" svg:x2="7.257cm" svg:y2="4.751cm" draw:start-shape="id5" draw:start-glue-point="0" draw:end-shape="id34" draw:end-glue-point="2" svg:d="M6376 6538v-911h881v-876" svg:viewBox="0 0 882 1788">
          <text:p/>
        </draw:connector>
        <draw:connector draw:style-name="gr3" draw:text-style-name="P3" draw:layer="layout" draw:line-skew="0.204cm" svg:x1="15.969cm" svg:y1="14.057cm" svg:x2="20.149cm" svg:y2="12.97cm" draw:start-shape="id32" draw:start-glue-point="0" draw:end-shape="id35" draw:end-glue-point="2" svg:d="M15969 14057v-340h4180v-747" svg:viewBox="0 0 4181 1088">
          <text:p/>
        </draw:connector>
        <draw:g>
          <draw:line draw:style-name="gr14" draw:text-style-name="P3" draw:layer="layout" svg:x1="13.348cm" svg:y1="1.727cm" svg:x2="13.768cm" svg:y2="1.727cm">
            <text:p/>
          </draw:line>
          <draw:line draw:style-name="gr14" draw:text-style-name="P3" draw:layer="layout" svg:x1="13.767cm" svg:y1="1.727cm" svg:x2="13.767cm" svg:y2="2.001cm">
            <text:p/>
          </draw:line>
          <draw:custom-shape draw:style-name="gr15" draw:text-style-name="P6" draw:layer="layout" svg:width="1.234cm" svg:height="1.139cm" svg:x="12.088cm" svg:y="1.179cm">
            <text:p text:style-name="P1"><text:span text:style-name="T1">(NOT)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1:15:09.018000000</meta:creation-date>
    <meta:generator>LibreOffice/6.0.3.2$Windows_X86_64 LibreOffice_project/8f48d515416608e3a835360314dac7e47fd0b821</meta:generator>
    <dc:date>2018-10-29T14:46:32.522000000</dc:date>
    <meta:editing-duration>PT8M50S</meta:editing-duration>
    <meta:editing-cycles>1</meta:editing-cycles>
    <meta:document-statistic meta:object-count="69"/>
  </office:meta>
</office:document-meta>
</file>